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37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12.95mm"/>
    </style:style>
    <style:style style:name="co4" style:family="table-column">
      <style:table-column-properties fo:break-before="auto" style:column-width="22.3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9.45m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51pt dash-dot #000000" fo:border-right="none" style:rotation-align="none" fo:border-top="0.51pt dash-dot #000000"/>
    </style:style>
    <style:style style:name="ce2" style:family="table-cell" style:parent-style-name="Default">
      <style:table-cell-properties fo:border-bottom="none" style:diagonal-bl-tr="none" style:diagonal-tl-br="none" fo:border-left="0.51pt dash-dot #000000" fo:border-right="none" style:rotation-align="none" fo:border-top="none"/>
    </style:style>
    <style:style style:name="ce3" style:family="table-cell" style:parent-style-name="Default">
      <style:table-cell-properties fo:border-bottom="0.51pt dash-dot #000000" style:diagonal-bl-tr="none" style:diagonal-tl-br="none" fo:border-left="0.51pt dash-dot #000000" fo:border-right="none" style:rotation-align="none" fo:border-top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51pt dash-dot #000000"/>
    </style:style>
    <style:style style:name="ce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" style:family="table-cell" style:parent-style-name="Default">
      <style:table-cell-properties fo:border-bottom="0.51pt dash-dot #000000" style:diagonal-bl-tr="none" style:diagonal-tl-br="none" fo:border-left="none" fo:border-right="0.06pt solid #000000" style:rotation-align="none" fo:border-top="0.51pt dash-dot #000000"/>
    </style:style>
    <style:style style:name="ce8" style:family="table-cell" style:parent-style-name="Default">
      <style:table-cell-properties fo:border-bottom="0.51pt dash-dot #000000" style:diagonal-bl-tr="none" style:diagonal-tl-br="none" fo:border-left="none" fo:border-right="0.06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51pt dash-dot #000000"/>
    </style:style>
    <style:style style:name="ce1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1" style:family="table-cell" style:parent-style-name="Default">
      <style:table-cell-properties fo:border-bottom="0.51pt dash-dot #000000" style:diagonal-bl-tr="none" style:diagonal-tl-br="none" fo:border-left="0.06pt solid #000000" fo:border-right="0.06pt solid #000000" style:rotation-align="none" fo:border-top="0.51pt dash-dot #000000"/>
    </style:style>
    <style:style style:name="ce12" style:family="table-cell" style:parent-style-name="Default">
      <style:table-cell-properties fo:border-bottom="0.51pt dash-dot #000000" style:diagonal-bl-tr="none" style:diagonal-tl-br="none" fo:border-left="0.06pt solid #000000" fo:border-right="0.06pt solid #000000" style:rotation-align="none" fo:border-top="none"/>
    </style:style>
    <style:style style:name="ce13" style:family="table-cell" style:parent-style-name="Default">
      <style:table-cell-properties fo:border-bottom="0.51pt dash-dot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51pt dash-dot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15" style:family="table-cell" style:parent-style-name="Default">
      <style:table-cell-properties fo:border-bottom="0.51pt dash-dot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51pt dash-dot #000000"/>
    </style:style>
    <style:style style:name="ce1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9" style:family="table-cell" style:parent-style-name="Default">
      <style:table-cell-properties fo:border-bottom="0.51pt dash-dot #000000" style:diagonal-bl-tr="none" style:diagonal-tl-br="none" fo:border-left="0.06pt solid #000000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51pt dash-dot #000000" style:rotation-align="none" fo:border-top="0.51pt dash-dot #000000"/>
    </style:style>
    <style:style style:name="ce21" style:family="table-cell" style:parent-style-name="Default">
      <style:table-cell-properties fo:border-bottom="none" style:diagonal-bl-tr="none" style:diagonal-tl-br="none" fo:border-left="none" fo:border-right="0.51pt dash-dot #000000" style:rotation-align="none" fo:border-top="none"/>
    </style:style>
    <style:style style:name="ce22" style:family="table-cell" style:parent-style-name="Default">
      <style:table-cell-properties fo:border-bottom="0.51pt dash-dot #000000" style:diagonal-bl-tr="none" style:diagonal-tl-br="none" fo:border-left="none" fo:border-right="0.51pt dash-dot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mplate" table:style-name="ta1" table:print-ranges="template.A1:template.N25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16"/>
        <table:table-column table:style-name="co2" table:number-columns-repeated="2" table:default-cell-style-name="ce4"/>
        <table:table-column table:style-name="co1" table:number-columns-repeated="2" table:default-cell-style-name="ce4"/>
        <table:table-column table:style-name="co2" table:number-columns-repeated="2" table:default-cell-style-name="ce4"/>
        <table:table-column table:style-name="co3" table:default-cell-style-name="ce16"/>
        <table:table-column table:style-name="co2" table:number-columns-repeated="2" table:default-cell-style-name="ce4"/>
        <table:table-column table:style-name="co1" table:default-cell-style-name="ce4"/>
        <table:table-column table:style-name="co4" table:number-columns-repeated="1010" table:default-cell-style-name="Default"/>
        <table:table-row table:style-name="ro1"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number-columns-repeated="1010"/>
        </table:table-row>
        <table:table-row table:style-name="ro1"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number-columns-repeated="1010"/>
        </table:table-row>
        <table:table-row table:style-name="ro1"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number-columns-repeated="1010"/>
        </table:table-row>
        <table:table-row table:style-name="ro1"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number-columns-repeated="1010"/>
        </table:table-row>
        <table:table-row table:style-name="ro1"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number-columns-repeated="1010"/>
        </table:table-row>
        <table:table-row table:style-name="ro1"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number-columns-repeated="1010"/>
        </table:table-row>
        <table:table-row table:style-name="ro1"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number-columns-repeated="1010"/>
        </table:table-row>
        <table:table-row table:style-name="ro1"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number-columns-repeated="1010"/>
        </table:table-row>
        <table:table-row table:style-name="ro1"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number-columns-repeated="1010"/>
        </table:table-row>
        <table:table-row table:style-name="ro1"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number-columns-repeated="1010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template.$A$1" table:cell-range-address="$template.$A$1:.$N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5:56:48</meta:creation-date>
    <meta:initial-creator>Sébastien Fauvel</meta:initial-creator>
    <dc:language>fr-FR</dc:language>
    <meta:print-date>2017-11-16T23:48:22</meta:print-date>
    <dc:date>2017-11-20T22:16:33.512468017</dc:date>
    <meta:editing-cycles>11</meta:editing-cycles>
    <meta:editing-duration>PT2H13M50S</meta:editing-duration>
    <meta:generator>LibreOffice/5.1.6.2$Linux_X86_64 LibreOffice_project/10m0$Build-2</meta:generator>
    <meta:document-statistic meta:table-count="1" meta:cell-count="10" meta:object-count="0"/>
    <meta:user-defined meta:name="AppVersion">14.0300</meta:user-defined>
    <meta:user-defined meta:name="Company">Network Related Servic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